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dc570"/>
    </style:style>
    <style:style style:name="P2" style:family="paragraph" style:parent-style-name="Standard">
      <style:paragraph-properties fo:line-height="100%" fo:text-align="end" style:justify-single-word="false"/>
      <style:text-properties officeooo:paragraph-rsid="000dc570"/>
    </style:style>
    <style:style style:name="P3" style:family="paragraph" style:parent-style-name="Standard">
      <style:paragraph-properties fo:line-height="100%"/>
      <style:text-properties officeooo:paragraph-rsid="000dc570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officeooo:paragraph-rsid="000dc570" style:font-size-asian="14pt" style:font-size-complex="14pt"/>
    </style:style>
    <style:style style:name="P5" style:family="paragraph" style:parent-style-name="Standard">
      <style:paragraph-properties fo:line-height="100%" fo:text-align="end" style:justify-single-word="false"/>
      <style:text-properties fo:font-size="14pt" officeooo:paragraph-rsid="000dc570" style:font-size-asian="14pt" style:font-size-complex="14pt"/>
    </style:style>
    <style:style style:name="P6" style:family="paragraph" style:parent-style-name="Standard">
      <style:paragraph-properties fo:line-height="100%"/>
      <style:text-properties fo:font-size="14pt" officeooo:paragraph-rsid="000dc570" style:font-size-asian="14pt" style:font-size-complex="14pt"/>
    </style:style>
    <style:style style:name="P7" style:family="paragraph" style:parent-style-name="Standard">
      <style:paragraph-properties fo:line-height="100%" fo:text-align="end" style:justify-single-word="false"/>
      <style:text-properties fo:language="uk" fo:country="UA" officeooo:rsid="000dc570" officeooo:paragraph-rsid="000dc570"/>
    </style:style>
    <style:style style:name="P8" style:family="paragraph" style:parent-style-name="Standard">
      <style:paragraph-properties fo:margin-top="0.212cm" fo:margin-bottom="0cm" loext:contextual-spacing="false" fo:text-align="center" style:justify-single-word="false"/>
      <style:text-properties officeooo:paragraph-rsid="000dc570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font-size="14pt" fo:language="ru" fo:country="RU" officeooo:paragraph-rsid="000dc570" style:font-size-asian="14pt" style:font-size-complex="14pt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fo:font-size="14pt" officeooo:paragraph-rsid="000dc570" style:font-size-asian="14pt" style:font-size-complex="14pt"/>
    </style:style>
    <style:style style:name="P11" style:family="paragraph" style:parent-style-name="No_20_Spacing">
      <style:paragraph-properties fo:text-align="center" style:justify-single-word="false"/>
      <style:text-properties officeooo:paragraph-rsid="000dc570"/>
    </style:style>
    <style:style style:name="P12" style:family="paragraph" style:parent-style-name="No_20_Spacing" style:master-page-name="Standard">
      <style:paragraph-properties fo:text-align="center" style:justify-single-word="false" style:page-number="auto"/>
      <style:text-properties officeooo:paragraph-rsid="000dc570"/>
    </style:style>
    <style:style style:name="P13" style:family="paragraph" style:parent-style-name="Title">
      <style:text-properties style:font-name="Times New Roman" style:text-underline-style="solid" style:text-underline-width="auto" style:text-underline-color="font-color" officeooo:paragraph-rsid="000dc570" style:font-name-complex="Times New Roman1"/>
    </style:style>
    <style:style style:name="P14" style:family="paragraph" style:parent-style-name="Title">
      <style:text-properties officeooo:paragraph-rsid="000dc57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fo:font-weight="bold" officeooo:rsid="00198bf9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fo:language="uk" fo:country="UA" officeooo:rsid="000dc570" style:font-size-asian="14pt" style:font-size-complex="14pt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st42"><text:span text:style-name="T1">МІНІСТЕРСТВО ОСВІТИ І НАУКИ УКРАЇНИ</text:span></text:span></text:p>
      <text:p text:style-name="P11"><text:span text:style-name="T2">ДЕРЖАВНИЙ ВИЩИЙ НАВЧАЛЬНИЙ ЗАКЛАД</text:span></text:p>
      <text:p text:style-name="P11"><text:span text:style-name="T2">«УЖГОРОДСЬКИЙ НАЦІОНАЛЬНИЙ УНІВЕРСИТЕТ»</text:span></text:p>
      <text:p text:style-name="P11"><text:span text:style-name="st161"><text:span text:style-name="T1">ФАКУЛЬТЕТ ІНФОРМАЦІЙНИХ ТЕХНОЛОГІЙ</text:span></text:span></text:p>
      <text:p text:style-name="P11"><text:span text:style-name="st161"><text:span text:style-name="T1">КАФЕДРА ПРОГРАМНОГО ЗАБЕЗПЕЧЕННЯ СИТЕМ</text:span></text:span></text:p>
      <text:p text:style-name="P8"/>
      <text:p text:style-name="P4"/>
      <text:p text:style-name="P14"><text:span text:style-name="T8">Реєстраційний №______</text:span></text:p>
      <text:p text:style-name="P14"><text:span text:style-name="T8">Дата ________________</text:span></text:p>
      <text:p text:style-name="P9"/>
      <text:p text:style-name="P10"/>
      <text:p text:style-name="P1"><text:span text:style-name="T9">КУРСОВА РОБОТА</text:span></text:p>
      <text:p text:style-name="P1"><text:span text:style-name="T1">з дисципліни: </text:span></text:p>
      <text:p text:style-name="P1"><text:span text:style-name="T1">«Графічне та геометричне моделювання та інтерактивні системи»</text:span></text:p>
      <text:p text:style-name="P4"/>
      <text:p text:style-name="P1"><text:span text:style-name="T10">Тема:</text:span><text:span text:style-name="T9"> </text:span><text:span text:style-name="T3">«</text:span><text:span text:style-name="T5">Реалізація сцени гри Minecraft на базі WebGL»</text:span></text:p>
      <text:p text:style-name="P6"/>
      <text:p text:style-name="P13"/>
      <text:p text:style-name="P14"><text:span text:style-name="T8"><text:s text:c="4"/>Рекомендована до захисту</text:span></text:p>
      <text:p text:style-name="P3"><text:span text:style-name="T1">“____” ____________ 2016р.</text:span></text:p>
      <text:p text:style-name="P3"><text:span text:style-name="T1">Робота захищена</text:span></text:p>
      <text:p text:style-name="P3"><text:span text:style-name="T1">“____” ____________ 2016р.</text:span></text:p>
      <text:p text:style-name="P3"><text:span text:style-name="T1">з оцінкою</text:span></text:p>
      <text:p text:style-name="P3"><text:span text:style-name="T1">_______________________</text:span></text:p>
      <text:p text:style-name="P3"><text:span text:style-name="T1">Підписи членів комісії</text:span></text:p>
      <text:p text:style-name="P6"/>
      <text:p text:style-name="P2"><text:span text:style-name="T1">Викона</text:span><text:span text:style-name="T7">в</text:span><text:span text:style-name="T1"> студент</text:span></text:p>
      <text:p text:style-name="P2"><text:span text:style-name="T11">3-го курсу </text:span></text:p>
      <text:p text:style-name="P2"><text:span text:style-name="T11">заочого відділення</text:span></text:p>
      <text:p text:style-name="P7"><text:span text:style-name="T11">Матрафайло Мирослав Васильович</text:span></text:p>
      <text:p text:style-name="P2"><text:span text:style-name="T1">Науковий керівник:</text:span></text:p>
      <text:p text:style-name="P2"><text:span text:style-name="T6">ст.викл.Дробнич М.П.</text:span></text:p>
      <text:p text:style-name="P5"/>
      <text:p text:style-name="P6"/>
      <text:p text:style-name="P10"/>
      <text:p text:style-name="P10"/>
      <text:p text:style-name="P10"/>
      <text:p text:style-name="P6"/>
      <text:p text:style-name="P1"><text:span text:style-name="T1">Ужгород –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494cm" style:auto-text-indent="false" style:writing-mode="lr-tb"/>
      <style:text-properties fo:color="#000000" style:font-name="Times New Roman" fo:font-family="'Times New Roman'" style:font-family-generic="roman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en" style:country-asian="GB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left="0cm" fo:margin-right="0cm" fo:margin-top="0.423cm" fo:margin-bottom="0.212cm" loext:contextual-spacing="false" fo:line-height="100%" fo:text-align="start" style:justify-single-word="false" fo:text-indent="0cm" style:auto-text-indent="false" fo:keep-with-next="always"/>
      <style:text-properties style:font-name="Albany" fo:font-family="Albany" style:font-family-generic="roman" style:font-pitch="variable" fo:font-size="14pt" style:font-size-asian="14pt" style:language-asian="ru" style:country-asian="RU" style:font-name-complex="Albany1" style:font-family-complex="Albany" style:font-family-generic-complex="system" style:font-pitch-complex="variable" style:font-size-complex="14pt"/>
    </style:style>
    <style:style style:name="st42" style:family="text"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st161" style:family="text">
      <style:text-properties fo:color="#000000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6S</meta:editing-duration>
    <meta:editing-cycles>3</meta:editing-cycles>
    <meta:generator>LibreOffice/5.0.4.2$Windows_x86 LibreOffice_project/2b9802c1994aa0b7dc6079e128979269cf95bc78</meta:generator>
    <dc:date>2016-03-22T23:04:18.630000000</dc:date>
    <meta:document-statistic meta:table-count="0" meta:image-count="0" meta:object-count="0" meta:page-count="1" meta:paragraph-count="25" meta:word-count="74" meta:character-count="637" meta:non-whitespace-character-count="581"/>
    <meta:user-defined meta:name="Info 1"/>
    <meta:user-defined meta:name="Info 2"/>
    <meta:user-defined meta:name="Info 3"/>
    <meta:user-defined meta:name="Info 4"/>
  </office:meta>
</office:document-meta>
</file>